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pitch="fixed"/>
    <style:font-face style:name="Source Code Pro1" svg:font-family="'Source Code Pro', 'Droid Sans Mono', monospace, monospac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weight="normal" officeooo:rsid="00058653" officeooo:paragraph-rsid="00058653" style:font-weight-asian="normal" style:font-weight-complex="normal"/>
    </style:style>
    <style:style style:name="P2" style:family="paragraph" style:parent-style-name="Standard">
      <style:paragraph-properties fo:line-height="150%" fo:text-align="start" style:justify-single-word="false"/>
      <style:text-properties style:font-name="Arial" fo:font-weight="normal" officeooo:rsid="00058653" officeooo:paragraph-rsid="00058653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4pt" fo:font-weight="bold" officeooo:rsid="000743d7" officeooo:paragraph-rsid="000743d7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4pt" fo:font-weight="bold" officeooo:rsid="00058653" officeooo:paragraph-rsid="00058653" style:font-weight-asian="bold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" fo:font-size="12pt" fo:font-weight="bold" officeooo:rsid="00058653" officeooo:paragraph-rsid="00058653" style:font-weight-asian="bold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color="#6a9955" loext:opacity="100%" style:font-name="Source Code Pro1" fo:font-size="10.5pt" fo:font-weight="normal" officeooo:rsid="000743d7" officeooo:paragraph-rsid="000743d7" fo:background-color="#1e1e1e" style:font-weight-asian="normal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color="#000000" loext:opacity="100%" style:font-name="Source Code Pro1" fo:font-size="10.5pt" fo:font-weight="normal" officeooo:rsid="000743d7" officeooo:paragraph-rsid="000743d7" fo:background-color="transparent" style:font-weight-asian="normal" style:font-weight-complex="normal"/>
    </style:style>
    <style:style style:name="P8" style:family="paragraph" style:parent-style-name="Standard">
      <style:paragraph-properties style:line-height-at-least="0.503cm"/>
      <style:text-properties fo:color="#000000" loext:opacity="100%" style:font-name="Source Code Pro1" fo:font-size="10.5pt" fo:font-weight="normal" officeooo:rsid="000743d7" officeooo:paragraph-rsid="000743d7" fo:background-color="transparent" style:font-weight-asian="normal" style:font-weight-complex="normal"/>
    </style:style>
    <style:style style:name="P9" style:family="paragraph" style:parent-style-name="Standard">
      <style:paragraph-properties style:line-height-at-least="0.503cm"/>
      <style:text-properties fo:color="#000000" loext:opacity="100%" style:font-name="Source Code Pro1" fo:font-size="10.5pt" fo:font-weight="normal" fo:background-color="transparent"/>
    </style:style>
    <style:style style:name="P10" style:family="paragraph" style:parent-style-name="Standard">
      <style:paragraph-properties style:line-height-at-least="0.503cm"/>
      <style:text-properties fo:color="#000000" loext:opacity="100%" style:font-name="Source Code Pro1" fo:font-weight="normal" fo:background-color="transparent"/>
    </style:style>
    <style:style style:name="P11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12" style:family="paragraph" style:parent-style-name="Standard">
      <style:paragraph-properties style:line-height-at-least="0.503cm"/>
      <style:text-properties fo:color="#000000" loext:opacity="100%" style:font-name="Arial" fo:font-weight="normal" officeooo:rsid="000743d7" officeooo:paragraph-rsid="000743d7" fo:background-color="transparent" style:font-weight-asian="normal" style:font-weight-complex="normal"/>
    </style:style>
    <style:style style:name="P13" style:family="paragraph" style:parent-style-name="Standard">
      <style:paragraph-properties style:line-height-at-least="0.503cm"/>
      <style:text-properties fo:color="#000000" loext:opacity="100%" style:font-name="Arial" fo:font-weight="normal" officeooo:rsid="000b7afc" officeooo:paragraph-rsid="000b7afc" fo:background-color="transparent" style:font-weight-asian="normal" style:font-weight-complex="normal"/>
    </style:style>
    <style:style style:name="P14" style:family="paragraph" style:parent-style-name="Standard">
      <style:paragraph-properties style:line-height-at-least="0.503cm"/>
      <style:text-properties fo:color="#000000" loext:opacity="100%" style:font-name="Arial" fo:font-weight="bold" officeooo:rsid="000743d7" officeooo:paragraph-rsid="000743d7" fo:background-color="transparent" style:font-weight-asian="bold" style:font-weight-complex="bold"/>
    </style:style>
    <style:style style:name="P15" style:family="paragraph" style:parent-style-name="Standard">
      <style:paragraph-properties style:line-height-at-least="0.503cm"/>
      <style:text-properties fo:color="#000000" loext:opacity="100%" style:font-name="Arial" fo:font-size="14pt" fo:font-weight="bold" officeooo:rsid="000743d7" officeooo:paragraph-rsid="000743d7" fo:background-color="transparent" style:font-weight-asian="bold" style:font-weight-complex="bold"/>
    </style:style>
    <style:style style:name="T1" style:family="text">
      <style:text-properties officeooo:rsid="000743d7"/>
    </style:style>
    <style:style style:name="T2" style:family="text">
      <style:text-properties fo:font-size="10.5pt"/>
    </style:style>
    <style:style style:name="T3" style:family="text">
      <style:text-properties officeooo:rsid="000993f6"/>
    </style:style>
    <style:style style:name="T4" style:family="text">
      <style:text-properties style:font-name="Source Code Pro" officeooo:rsid="000993f6" fo:background-color="transparent" loext:char-shading-value="0"/>
    </style:style>
    <style:style style:name="T5" style:family="text">
      <style:text-properties officeooo:rsid="000993f6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UNIVERSIDADE ESTADUAL PAULISTA JULIO DE MESQUITA FILHO</text:p>
      <text:p text:style-name="P5">BACHARELADO EM CIENCIA DA COMPUTACAO</text:p>
      <text:p text:style-name="P1"/>
      <text:p text:style-name="P1"/>
      <text:p text:style-name="P1"/>
      <text:p text:style-name="P1">RAFAEL BASSI ROSSET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TIVIDADE 1 – SOCKET</text:p>
      <text:p text:style-name="P1">Redes de Computadores 1 – 202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PRESIDENTE PRUDENTE</text:p>
      <text:p text:style-name="P1">2022</text:p>
      <text:p text:style-name="P3"><text:soft-page-break/>Sumário</text:p>
      <text:p text:style-name="P2"><text:tab/>A aplicação consiste em dois scripts feitos em python: server-socket.py e client-socker.py. O server-socket.py é o socket que fará o papel de aguardar conexoes do lado servidor, e enviar uma string para as conexoes recebidas. O client-socket.py recebe os argumentos ip e porta e tenta se conectar ao endereço passado, é <text:span text:style-name="T3">importante se atentar à sintaxe: </text:span><text:span text:style-name="T4">client-socket.py 127.0.0.1 12345 </text:span><text:span text:style-name="T5">para se conectar a porta 12345 do localhost, que foi definida no lado servidor do socket.</text:span></text:p>
      <text:p text:style-name="P2"/>
      <text:p text:style-name="P3">server-socket.py</text:p>
      <text:p text:style-name="P6"/>
      <text:p text:style-name="P7">#!/bin/python</text:p>
      <text:p text:style-name="P11"/>
      <text:p text:style-name="P9">import socket</text:p>
      <text:p text:style-name="P11"/>
      <text:p text:style-name="P9"># Instancia o socket</text:p>
      <text:p text:style-name="P9">try:</text:p>
      <text:p text:style-name="P9"><text:s text:c="2"/>s = socket.socket()</text:p>
      <text:p text:style-name="P9">print ("Socket servidor criado com sucesso")</text:p>
      <text:p text:style-name="P9"><text:s text:c="2"/>except socket.error as err:</text:p>
      <text:p text:style-name="P9"><text:s text:c="2"/>print ("Erro ao criar socket: %s" %(err))</text:p>
      <text:p text:style-name="P11"/>
      <text:p text:style-name="P9"># Define a porta como 12345</text:p>
      <text:p text:style-name="P9">port = 12345</text:p>
      <text:p text:style-name="P9">s.bind(('', port))</text:p>
      <text:p text:style-name="P9">print ("Porta %s" %(port))</text:p>
      <text:p text:style-name="P11"/>
      <text:p text:style-name="P9"># Habilita o socket para aceitar conexoes</text:p>
      <text:p text:style-name="P9"># <text:span text:style-name="T1">L</text:span>imite permitido antes de bloquear novas conexoes = 5</text:p>
      <text:p text:style-name="P9">s.listen(5)</text:p>
      <text:p text:style-name="P9">print ("Aguardando conexao")</text:p>
      <text:p text:style-name="P11"/>
      <text:p text:style-name="P9"># Loop infinito que recebe conexoes e manda uma string para o cliente</text:p>
      <text:p text:style-name="P9">while True:</text:p>
      <text:p text:style-name="P9"><text:s text:c="2"/>c, addr = s.accept()</text:p>
      <text:p text:style-name="P9"><text:s text:c="2"/>print ('Conexao recebida de: ', addr )</text:p>
      <text:p text:style-name="P9"><text:s text:c="2"/>c.send('Socket servidor: conexao estabelecida com sucesso'.encode())</text:p>
      <text:p text:style-name="P10"><text:span text:style-name="T2"><text:s text:c="2"/>c.close()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5"><text:soft-page-break/>client-socket.py</text:p>
      <text:p text:style-name="P12"/>
      <text:p text:style-name="P8">#!/bin/python</text:p>
      <text:p text:style-name="P11"/>
      <text:p text:style-name="P9">import socket</text:p>
      <text:p text:style-name="P9">import sys</text:p>
      <text:p text:style-name="P11"/>
      <text:p text:style-name="P9">if len(sys.argv) != 3:</text:p>
      <text:p text:style-name="P9"><text:s text:c="2"/>print ("Erro de sintaxe. Espera-se client-socket.py IP PORTA")</text:p>
      <text:p text:style-name="P9"><text:s text:c="2"/>exit()</text:p>
      <text:p text:style-name="P11"/>
      <text:p text:style-name="P9"># Instancia o socket</text:p>
      <text:p text:style-name="P9">try:</text:p>
      <text:p text:style-name="P9"><text:s text:c="2"/>s = socket.socket(socket.AF_INET, socket.SOCK_STREAM)</text:p>
      <text:p text:style-name="P9"><text:s text:c="2"/>print ("Socket cliente criado com sucesso")</text:p>
      <text:p text:style-name="P9">except socket.error as err:</text:p>
      <text:p text:style-name="P9"><text:s text:c="2"/>print ("Erro ao criar socket: %s" %(err))</text:p>
      <text:p text:style-name="P11"/>
      <text:p text:style-name="P9"># Recebe o IP e porta dos argumentos passados</text:p>
      <text:p text:style-name="P9">host_ip = sys.argv[1]</text:p>
      <text:p text:style-name="P9">port = int(sys.argv[2])</text:p>
      <text:p text:style-name="P11"/>
      <text:p text:style-name="P9"># Conecta com o socket servidor e printa a mensagem recebida</text:p>
      <text:p text:style-name="P9">s.connect((host_ip, port))</text:p>
      <text:p text:style-name="P9">print (s.recv(1024).decode())</text:p>
      <text:p text:style-name="P9"/>
      <text:p text:style-name="P12"/>
      <text:p text:style-name="P12"/>
      <text:p text:style-name="P14">Conclusão</text:p>
      <text:p text:style-name="P12"/>
      <text:p text:style-name="P13">O software, apesar de simples, é capás de testar a conexão entre um socket do lado servidor e um socket do lado client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Code Pro" svg:font-family="'Source Code Pro'" style:font-pitch="fixed"/>
    <style:font-face style:name="Source Code Pro1" svg:font-family="'Source Code Pro', 'Droid Sans Mono', monospace, monospac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2T17:22:53.202220256</meta:creation-date>
    <dc:date>2022-07-12T19:43:38.348603262</dc:date>
    <meta:editing-duration>PT27M13S</meta:editing-duration>
    <meta:editing-cycles>3</meta:editing-cycles>
    <meta:generator>LibreOffice/7.3.4.2$Linux_X86_64 LibreOffice_project/30$Build-2</meta:generator>
    <meta:document-statistic meta:table-count="0" meta:image-count="0" meta:object-count="0" meta:page-count="3" meta:paragraph-count="53" meta:word-count="299" meta:character-count="1983" meta:non-whitespace-character-count="1710"/>
  </office:meta>
</office:document-meta>
</file>